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fo:font-weight="normal" style:font-weight-asian="normal"/>
    </style:style>
    <style:style style:name="T18" style:parent-style-name="Silné" style:family="text">
      <style:text-properties fo:font-weight="normal" style:font-weight-asian="normal"/>
    </style:style>
    <style:style style:name="P19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0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<text:s text:c="5"/><text:bookmark-end text:name="Text14"/></text:p>
            <text:p text:style-name="Normální">KVOP-44217/2022<text:bookmark-end text:name="Text2"/></text:p>
            <text:p text:style-name="Normální"><text:bookmark-start text:name="Text6"/>11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A. Š.</text:p>
            <text:p text:style-name="Normální">     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<text:s/></text:h>
      <text:p text:style-name="Základnítext">Vážený pane Š.,</text:p>
      <text:p text:style-name="Základnítext">dne 11. srpna 2022 byla do Kanceláře veřejného ochránce práv doručena Vaše žádost podle zákona o svobodném přístupu k informacím, kterou<text:s/><text:span text:style-name="T17">žádáte následující informace</text:span>: „Zaslání Sborníku stanovisek veřejného ochránce práv o vězeňství “</text:p>
      <text:p text:style-name="Základnítext">K Vaší žádosti<text:s/><text:span text:style-name="T18">poskytuji následující informace</text:span>:</text:p>
      <text:p text:style-name="Základnítext">Sborník stanovisek veřejného ochránce práv Vězeňství II z roku 2019.<text:s/></text:p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P19">Příloha</text:p>
      <text:p text:style-name="P20">Sborník stanovisek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T763*</text:span></text:p>
        <text:p text:style-name="P12"><text:span text:style-name="T13">KVOPX00CT763</text:span>KVOPX00CT76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9-09T10:58:00Z</meta:creation-date>
    <dc:date>2022-09-09T11:00:00Z</dc:date>
    <meta:print-date>2022-08-11T12:23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87" meta:character-count="603" meta:row-count="4" meta:non-whitespace-character-count="517"/>
  </office:meta>
</office:document-meta>
</file>